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64cm" fo:min-width="6.644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2cm" fo:min-width="6.33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4.01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2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.3999996185303pt"/>
    </style:style>
    <style:style style:name="P3" style:family="paragraph">
      <loext:graphic-properties draw:fill="none" draw:fill-color="#ffffff"/>
      <style:text-properties fo:font-size="12.3999996185303pt"/>
    </style:style>
    <style:style style:name="P4" style:family="paragraph">
      <loext:graphic-properties draw:fill="none" draw:fill-color="#ffffff"/>
    </style:style>
    <style:style style:name="T1" style:family="text">
      <style:text-properties fo:font-size="12.399999618530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7.144cm" svg:height="1.714cm" svg:x="6.503cm" svg:y="3.812cm">
          <text:p text:style-name="P1"><text:span text:style-name="T1">Cliente JAV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7.144cm" svg:height="1.714cm" svg:x="6.503cm" svg:y="14.628cm">
          <text:p text:style-name="P1"><text:span text:style-name="T1">Cliente Rub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7.144cm" svg:height="1.714cm" svg:x="17.194cm" svg:y="3.812cm">
          <text:p text:style-name="P1"><text:span text:style-name="T1">Servidor JAV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7.144cm" svg:height="1.714cm" svg:x="17.194cm" svg:y="14.628cm">
          <text:p text:style-name="P1"><text:span text:style-name="T1">Servidor Ruby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1.499cm" svg:x1="10.075cm" svg:y1="16.342cm" svg:x2="20.766cm" svg:y2="16.342cm" draw:start-shape="id1" draw:end-shape="id2" draw:end-glue-point="2" svg:d="M10075 16342v2000h10691v-2000" svg:viewBox="0 0 10692 2001">
          <text:p/>
        </draw:connector>
        <draw:frame draw:style-name="gr3" draw:text-style-name="P3" draw:layer="layout" svg:width="2cm" svg:height="0.742cm" svg:x="14.7cm" svg:y="18.6cm">
          <draw:text-box>
            <text:p><text:span text:style-name="T1">Quadro</text:span></text:p>
          </draw:text-box>
        </draw:frame>
        <draw:frame draw:style-name="gr4" draw:text-style-name="P4" draw:layer="layout" svg:width="2.195cm" svg:height="0.962cm" svg:x="2.005cm" svg:y="15.038cm">
          <draw:text-box>
            <text:p>Física</text:p>
          </draw:text-box>
        </draw:frame>
        <draw:frame draw:style-name="gr5" draw:text-style-name="P4" draw:layer="layout" svg:width="3.245cm" svg:height="0.962cm" svg:x="1.955cm" svg:y="4.3cm">
          <draw:text-box>
            <text:p>Aplicação</text:p>
          </draw:text-box>
        </draw:frame>
        <draw:frame draw:style-name="gr6" draw:text-style-name="P4" draw:layer="layout" svg:width="4.511cm" svg:height="0.742cm" svg:x="5.489cm" svg:y="12.158cm">
          <draw:text-box>
            <text:p><text:span text:style-name="T1">Segmento + Pacote</text:span></text:p>
          </draw:text-box>
        </draw:frame>
        <draw:frame draw:style-name="gr6" draw:text-style-name="P4" draw:layer="layout" svg:width="4.511cm" svg:height="0.742cm" svg:x="21.6cm" svg:y="12.358cm">
          <draw:text-box>
            <text:p><text:span text:style-name="T1">Segmento + Pacote</text:span></text:p>
          </draw:text-box>
        </draw:frame>
        <draw:custom-shape draw:style-name="gr1" draw:text-style-name="P2" xml:id="id4" draw:id="id4" draw:layer="layout" svg:width="7.144cm" svg:height="1.714cm" svg:x="6.503cm" svg:y="9.428cm">
          <text:p text:style-name="P1"><text:span text:style-name="T1">Cliente 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7.144cm" svg:height="1.714cm" svg:x="17.194cm" svg:y="9.428cm">
          <text:p text:style-name="P1"><text:span text:style-name="T1">Servidor D</text:span>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3.544cm" svg:height="1.673cm" svg:x="1.956cm" svg:y="9.8cm">
          <draw:text-box>
            <text:p>Transporte</text:p>
          </draw:text-box>
        </draw:frame>
        <draw:connector draw:style-name="gr2" draw:text-style-name="P1" draw:layer="layout" svg:x1="10.075cm" svg:y1="5.526cm" svg:x2="10.075cm" svg:y2="9.428cm" draw:start-shape="id3" draw:end-shape="id4" draw:end-glue-point="0" svg:d="M10075 5526v3902" svg:viewBox="0 0 1 3903">
          <text:p/>
        </draw:connector>
        <draw:connector draw:style-name="gr2" draw:text-style-name="P1" draw:layer="layout" svg:x1="10.075cm" svg:y1="11.142cm" svg:x2="10.075cm" svg:y2="14.628cm" draw:start-shape="id4" draw:end-shape="id1" svg:d="M10075 11142v3486" svg:viewBox="0 0 1 3487">
          <text:p/>
        </draw:connector>
        <draw:connector draw:style-name="gr2" draw:text-style-name="P1" draw:layer="layout" svg:x1="20.766cm" svg:y1="5.526cm" svg:x2="20.766cm" svg:y2="9.428cm" draw:start-shape="id5" draw:end-shape="id6" svg:d="M20766 5526v3902" svg:viewBox="0 0 1 3903">
          <text:p/>
        </draw:connector>
        <draw:connector draw:style-name="gr2" draw:text-style-name="P1" draw:layer="layout" svg:x1="20.766cm" svg:y1="11.142cm" svg:x2="20.766cm" svg:y2="14.628cm" draw:start-shape="id6" draw:end-shape="id2" svg:d="M20766 11142v3486" svg:viewBox="0 0 1 3487">
          <text:p/>
        </draw:connector>
        <draw:frame draw:style-name="gr8" draw:text-style-name="P4" draw:layer="layout" svg:width="2.8cm" svg:height="0.742cm" svg:x="7cm" svg:y="7.158cm">
          <draw:text-box>
            <text:p><text:span text:style-name="T1">Mensagem</text:span></text:p>
          </draw:text-box>
        </draw:frame>
        <draw:frame draw:style-name="gr8" draw:text-style-name="P4" draw:layer="layout" svg:width="2.8cm" svg:height="0.742cm" svg:x="21.1cm" svg:y="7.2cm">
          <draw:text-box>
            <text:p><text:span text:style-name="T1">Mensagem</text:span></text:p>
          </draw:text-box>
        </draw:frame>
        <draw:frame draw:style-name="gr9" draw:text-style-name="P4" draw:layer="layout" svg:width="1.907cm" svg:height="0.962cm" svg:x="19.8cm" svg:y="5.338cm">
          <draw:text-box>
            <text:p>5555</text:p>
          </draw:text-box>
        </draw:frame>
        <draw:frame draw:style-name="gr9" draw:text-style-name="P4" draw:layer="layout" svg:width="1.907cm" svg:height="0.962cm" svg:x="19.801cm" svg:y="16.238cm">
          <draw:text-box>
            <text:p>5554</text:p>
          </draw:text-box>
        </draw:frame>
        <draw:frame draw:style-name="gr9" draw:text-style-name="P4" draw:layer="layout" svg:width="1.907cm" svg:height="0.962cm" svg:x="19.803cm" svg:y="11.038cm">
          <draw:text-box>
            <text:p>6768</text:p>
          </draw:text-box>
        </draw:frame>
        <draw:frame draw:style-name="gr9" draw:text-style-name="P4" draw:layer="layout" svg:width="1.907cm" svg:height="0.962cm" svg:x="9.104cm" svg:y="8.638cm">
          <draw:text-box>
            <text:p>3333</text:p>
          </draw:text-box>
        </draw:frame>
        <draw:frame draw:style-name="gr9" draw:text-style-name="P4" draw:layer="layout" svg:width="1.907cm" svg:height="0.962cm" svg:x="9.106cm" svg:y="13.838cm">
          <draw:text-box>
            <text:p>7777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2T18:17:18.554178746</meta:creation-date>
    <dc:date>2016-11-06T18:34:41.304045111</dc:date>
    <meta:editing-duration>PT13M12S</meta:editing-duration>
    <meta:editing-cycles>3</meta:editing-cycles>
    <meta:generator>LibreOffice/5.2.3.2$Linux_X86_64 LibreOffice_project/20m0$Build-2</meta:generator>
    <meta:document-statistic meta:object-count="24"/>
  </office:meta>
</office:document-meta>
</file>